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136cm" svg:height="13.6cm" svg:x="19.264cm" svg:y="1.1cm">
            <text:p text:style-name="P1">Data Tie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136cm" svg:height="13.6cm" svg:x="1.1cm" svg:y="1.1cm">
            <text:p text:style-name="P1">Presentation Ti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9.137cm" svg:height="13.6cm" svg:x="10.236cm" svg:y="1.1cm">
            <text:p text:style-name="P1">Logic Tier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3.682cm" svg:height="3.206cm" svg:x="3.831cm" svg:y="10.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3.831cm" svg:y="6.56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3.831cm" svg:y="2.64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2cm" svg:height="3.206cm" svg:x="13.331cm" svg:y="2.644cm">
          <text:p text:style-name="P1">Middle</text:p>
          <text:p text:style-name="P1">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82cm" svg:height="3.206cm" svg:x="13.331cm" svg:y="6.625cm">
          <text:p text:style-name="P1">Middle</text:p>
          <text:p text:style-name="P1">wa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82cm" svg:height="3.206cm" svg:x="13.331cm" svg:y="10.544cm">
          <text:p text:style-name="P1">Middle</text:p>
          <text:p text:style-name="P1">wa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06cm" svg:height="6.057cm" svg:x="21.05cm" svg:y="7.156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17.013cm" svg:y1="4.306cm" svg:x2="21.051cm" svg:y2="10.006cm">
          <text:p/>
        </draw:line>
        <draw:line draw:style-name="gr7" draw:text-style-name="P1" draw:layer="layout" svg:x1="17.013cm" svg:y1="8.106cm" svg:x2="21.051cm" svg:y2="10.481cm">
          <text:p/>
        </draw:line>
        <draw:line draw:style-name="gr7" draw:text-style-name="P1" draw:layer="layout" svg:x1="17.013cm" svg:y1="11.906cm" svg:x2="21.051cm" svg:y2="11.431cm">
          <text:p/>
        </draw:line>
        <draw:line draw:style-name="gr7" draw:text-style-name="P1" draw:layer="layout" svg:x1="7.513cm" svg:y1="4.307cm" svg:x2="13.332cm" svg:y2="4.188cm">
          <text:p/>
        </draw:line>
        <draw:line draw:style-name="gr7" draw:text-style-name="P1" draw:layer="layout" svg:x1="7.513cm" svg:y1="8.463cm" svg:x2="13.3cm" svg:y2="8.3cm">
          <text:p/>
        </draw:line>
        <draw:line draw:style-name="gr7" draw:text-style-name="P1" draw:layer="layout" svg:x1="7.513cm" svg:y1="12.263cm" svg:x2="13.4cm" svg:y2="12.2cm">
          <text:p/>
        </draw:line>
        <draw:custom-shape draw:style-name="gr3" draw:text-style-name="P1" draw:layer="layout" svg:width="3.682cm" svg:height="3.206cm" svg:x="4.031cm" svg:y="2.84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231cm" svg:y="3.04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031cm" svg:y="6.76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231cm" svg:y="6.96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031cm" svg:y="10.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231cm" svg:y="11cm">
          <text:p text:style-name="P1">Cli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10-17T12:56:14.201000000</dc:date>
    <meta:editing-duration>PT11M11S</meta:editing-duration>
    <meta:editing-cycles>16</meta:editing-cycles>
    <meta:generator>LibreOffice/4.1.1.2$Windows_x86 LibreOffice_project/7e4286b58adc75a14f6d83f53a03b6c11fa2903</meta:generator>
    <meta:document-statistic meta:object-count="23"/>
  </office:meta>
</office:document-meta>
</file>